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 style:family="paragraph" style:parent-style-name="Heading_20_2">
      <style:paragraph-properties fo:margin-left="0cm" fo:margin-right="0cm" fo:text-align="center"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 style:family="paragraph" style:parent-style-name="Text_20_body">
      <style:text-properties style:font-name="Arial" fo:font-size="12pt" fo:font-weight="normal" style:font-size-asian="12pt" style:font-weight-asian="normal" style:font-size-complex="12pt" style:font-weight-complex="normal"/>
    </style:style>
    <style:style style:name="P4" style:family="paragraph" style:parent-style-name="Text_20_body" style:list-style-name="L1">
      <style:text-properties style:font-name="Arial" fo:font-size="12pt" fo:font-weight="normal" style:font-size-asian="12pt" style:font-weight-asian="normal" style:font-size-complex="12pt" style:font-weight-complex="normal"/>
    </style:style>
    <style:style style:name="P5" style:family="paragraph" style:parent-style-name="Text_20_body">
      <style:text-properties style:font-name="Arial" fo:font-weight="normal" style:font-weight-asian="normal"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style:font-name="Arial1" fo:font-size="12pt" fo:font-weight="normal" style:font-size-asian="12pt" style:font-weight-asian="normal" style:font-size-complex="12pt" style:font-weight-complex="normal"/>
    </style:style>
    <style:style style:name="T4" style:family="text">
      <style:text-properties style:font-name="Arial1" fo:font-size="12pt" style:font-size-asian="12pt" style:font-size-complex="12pt"/>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font-size-asian="12pt" style:font-size-complex="12pt"/>
    </style:style>
    <style:style style:name="T7" style:family="text">
      <style:text-properties style:font-name="Arial"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Rapport de projet</text:h>
      <text:p text:style-name="P3"/>
      <text:p text:style-name="Text_20_body"><text:span text:style-name="T5"><text:tab/>L’équipe est composée de </text:span><text:span text:style-name="Strong_20_Emphasis"><text:span text:style-name="T5">JEEVANANTHAN Arjuna</text:span></text:span><text:span text:style-name="T5"> et </text:span><text:span text:style-name="Strong_20_Emphasis"><text:span text:style-name="T5">KALAICHELVAM Parrukan</text:span></text:span><text:span text:style-name="T5">. Nous avons réalisé le projet </text:span><text:span text:style-name="Strong_20_Emphasis"><text:span text:style-name="T5">ChenYl-TECH</text:span></text:span><text:span text:style-name="T5">, et nous avons mis cinq semaines pour le finaliser. La variante que nous devions développer portait sur la </text:span><text:span text:style-name="Strong_20_Emphasis"><text:span text:style-name="T5">gestion du quotidien</text:span></text:span><text:span text:style-name="T5">, plus précisément la variante </text:span><text:span text:style-name="Strong_20_Emphasis"><text:span text:style-name="T5">DAY_FOOD</text:span></text:span><text:span text:style-name="T5">.</text:span></text:p>
      <text:p text:style-name="P3"><text:tab/>Avant les vacances, nous nous sommes organisés autour de la gestion des fichiers. Nous avons notamment réfléchi à la structure de ceux-ci : devions-nous créer un fichier pour chaque donnée (numéro d’identification, nom, date d’anniversaire, etc.), ou un seul fichier regroupant toutes les informations (numéro d’identification, nom, espèce, année de naissance, poids et commentaire) ? Nous avons choisi la deuxième option afin d’éviter de nous compliquer la tâche avec plusieurs fichiers. Cette structure nous paraissait également plus logique par rapport à notre manière de penser.</text:p>
      <text:p text:style-name="P3"><text:tab/>Avant de partir en vacances, nous avons aussi réparti les tâches en divisant les fonctions à développer :</text:p>
      <text:list xml:id="list9063749870397414401" text:style-name="L1">
        <text:list-item>
          <text:p text:style-name="P4">Rechercher un ou plusieurs animaux</text:p>
        </text:list-item>
        <text:list-item>
          <text:p text:style-name="P4">Ajouter un animal</text:p>
        </text:list-item>
        <text:list-item>
          <text:p text:style-name="P4">Adopter un animal</text:p>
        </text:list-item>
        <text:list-item>
          <text:p text:style-name="P4">Variante DAY_FOOD</text:p>
        </text:list-item>
      </text:list>
      <text:p text:style-name="P3"/>
      <text:p text:style-name="Text_20_body"><text:span text:style-name="T5"><text:tab/>Arjuna a choisi de s’occuper des fonctions </text:span><text:span text:style-name="Strong_20_Emphasis"><text:span text:style-name="T5">"rechercher un ou plusieurs animaux"</text:span></text:span><text:span text:style-name="T5"> et </text:span><text:span text:style-name="Strong_20_Emphasis"><text:span text:style-name="T5">"adopter un animal"</text:span></text:span><text:span text:style-name="T5">. Parrukan s’est chargé des fonctions </text:span><text:span text:style-name="Strong_20_Emphasis"><text:span text:style-name="T5">"ajouter un animal"</text:span></text:span><text:span text:style-name="T5"> et </text:span><text:span text:style-name="Strong_20_Emphasis"><text:span text:style-name="T5">"DAY_FOOD"</text:span></text:span><text:span text:style-name="T5">. Nous avons décidé de gérer le menu plus tard.</text:span></text:p>
      <text:p text:style-name="P3"><text:tab/>Pendant les vacances, nous avons pris un peu de repos tout en avançant chacun sur au moins une fonction. Cela nous permettait, à la rentrée, de tester et d'améliorer les premières versions. La fonction DAY_FOOD a été faite en premier car sa conception était moins complexe. Une fois cette fonction et celle de recherche terminées, nous avons poursuivi avec l’ajout et l’adoption d’un animal. Ces deux fonctions se sont révélées un peu plus complexes, car elles impliquaient la gestion de tableaux et de fichiers.</text:p>
      <text:p text:style-name="Text_20_body"><text:span text:style-name="T5"><text:tab/>Nous avons dû réfléchir à la manière de mettre à jour notre fichier principal. Nous avons donc décidé de créer un fichier temporaire : lorsqu’un animal est adopté, nous copions toutes les informations des autres animaux sauf celui concerné, puis nous remplaçons le fichier original par le fichier temporaire renommé </text:span><text:span text:style-name="Strong_20_Emphasis"><text:span text:style-name="T5">"Animal"</text:span></text:span><text:span text:style-name="T5">. Ainsi, nous obtenons un fichier mis à jour avec uniquement les animaux restants.</text:span></text:p>
      <text:p text:style-name="Text_20_body"><text:span text:style-name="T5"><text:tab/>Le véritable enjeu du projet a été la fonction </text:span><text:span text:style-name="Strong_20_Emphasis"><text:span text:style-name="T5">« Ajouter un animal »</text:span></text:span><text:span text:style-name="T5">. Si l l'utilisateur ne veut pas mettre de commentaires, il faut qu'il écrive «rien» ou «vide». Nous nous sommes demandé comment vérifier s’il restait de la place dans le refuge. Sur les conseils de notre professeur, nous avons choisi de faire en sorte que la première ligne du fichier contienne le nombre d’animaux actuellement présents. À chaque ajout ou adoption, cette première ligne est donc mise à jour.</text:span></text:p>
      <text:p text:style-name="P5"><text:tab/>Pour cette fonction, afin de pouvoir ajouter un animal, nous avons essayé de comparer la valeur du numéro d’identification. Si celle-ci est égale à 0, cela signifie qu’il est possible d’ajouter un animal, et cela fonctionne. Nous avons remarqué que cela semblait aussi fonctionner avec la valeur 1, mais nous ne savons pas si cela fonctionne systématiquement dans ce cas. En revanche, avec la valeur 0, cela fonctionne à tous les <text:soft-page-break/>coups. Il aurait certainement été possible de procéder autrement, mais nous avons été pris par le temps et n’avons pas pu améliorer davantage cette partie.</text:p>
      <text:p text:style-name="P5"><text:span text:style-name="T2"/></text:p>
      <text:p text:style-name="P5"><text:span text:style-name="T2"><text:tab/></text:span><text:span text:style-name="T2">Finalement, une fois que l'on connaît le nombre d'animaux présents, on copie leurs informations et on ajoute le nouvel animal avec un numéro d'identification unique compris entre 0 et 50. Ce numéro est généré automatiquement grâce à une boucle qui vérifie qu'il n'existe pas déjà. Bien que cette limite puisse être modifiée dans le programme, nous avons décidé de ne pas nous compliquer la tâche pour cette version. La modification de </text:span><text:span text:style-name="T2">ces fonctions a eu lieu la dernière semaine. Nous avons également créé un menu pour choisir les actions à effectuer. Ensuite, nous avons fait en sorte que notre programme soit robuste. Par exemple, lorsque l'utilisateur écrit n'importe quoi pour le prénom d'un animal, un message d'erreur s'affiche s'il ne trouve pas le prénom.</text:span></text:p>
      <text:p text:style-name="P5"><text:tab/>Pour rendre notre projet original, nous avons décidé qu'en lançant le programme, la page YouTube d'une musique apparaîtrait, puis on lance la vidéo à la main. Nous avons réalisé cela avec l'aide de ChatGPT. Nous avons aussi changé la catégorie "autruche" en "dragon", et les noms des animaux sont tirés de films, animes, dessins animés et séries connues. Nous n'avons pas trouvé d'idée de prénom pour changer la catégorie "hamster", donc nous avons utilisé des prénoms de souris, de rats et d'autres animaux.</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paul</meta:initial-creator>
    <meta:creation-date>2025-05-08T12:07:15.78</meta:creation-date>
    <dc:date>2025-05-10T12:48:15.83</dc:date>
    <meta:editing-duration>PT1H4M19S</meta:editing-duration>
    <meta:editing-cycles>6</meta:editing-cycles>
    <meta:generator>OpenOffice/4.1.15$Win32 OpenOffice.org_project/4115m2$Build-9813</meta:generator>
    <dc:creator>patrick paul</dc:creator>
    <meta:document-statistic meta:table-count="0" meta:image-count="0" meta:object-count="0" meta:page-count="2" meta:paragraph-count="15" meta:word-count="732" meta:character-count="4553"/>
  </office:meta>
</office:document-meta>
</file>